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Source Code Pro1" svg:font-family="'Source Code Pro'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.364cm" fo:min-width="7.074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objectwithoutfill">
      <style:graphic-properties draw:stroke="none" draw:fill="solid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3cm" fo:min-width="1.49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style:font-name="Source Code Pro1" fo:font-size="10pt" style:font-size-asian="10pt" style:font-size-complex="10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  <style:paragraph-properties fo:text-align="start"/>
      <style:text-properties style:font-name="Courier New1" fo:font-size="10pt" style:font-size-asian="10pt" style:font-size-complex="10pt"/>
    </style:style>
    <style:style style:name="T1" style:family="text">
      <style:text-properties style:font-name="Source Code Pro1" fo:font-size="10pt" style:font-size-asian="10pt" style:font-size-complex="10pt"/>
    </style:style>
    <style:style style:name="T2" style:family="text">
      <style:text-properties style:font-name="Courier New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74cm" svg:height="1.614cm" svg:x="4.128cm" svg:y="6.138cm">
          <text:p text:style-name="P1"><text:span text:style-name="T1"><text:s text:c="2"/></text:span><text:span text:style-name="T1">S <text:s text:c="2"/>a <text:s text:c="2"/>m <text:s text:c="2"/>p <text:s text:c="2"/>l <text:s text:c="2"/>e <text:s text:c="6"/>1</text:span></text:p>
          <text:p text:style-name="P1"><text:span text:style-name="T1">1 <text:s text:c="2"/>2 <text:s text:c="2"/>3 <text:s text:c="2"/>4 <text:s text:c="2"/>5 <text:s text:c="2"/>6 <text:s text:c="2"/>7 <text:s text:c="2"/>8 <text:s text:c="2"/>9</text:span></text:p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304cm" svg:y1="7.164cm" svg:x2="9.496cm" svg:y2="7.151cm" draw:start-shape="id1" draw:start-glue-point="2" svg:d="M5304 7164c0 750 4192 756 4192-13" svg:viewBox="0 0 4193 577">
          <text:p/>
        </draw:connector>
        <draw:line draw:style-name="gr3" draw:text-style-name="P3" xml:id="id1" draw:id="id1" draw:layer="layout" svg:x1="5.226cm" svg:y1="7.099cm" svg:x2="5.383cm" svg:y2="7.164cm">
          <text:p/>
        </draw:line>
        <draw:custom-shape draw:style-name="gr4" draw:text-style-name="P4" draw:layer="layout" svg:width="1.995cm" svg:height="0.503cm" svg:x="6.414cm" svg:y="7.541cm">
          <text:p text:style-name="P1"><text:span text:style-name="T2">“</text:span><text:span text:style-name="T2">ample”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1" svg:font-family="'Courier New'" style:font-family-generic="modern" style:font-pitch="fixed"/>
    <style:font-face style:name="Source Code Pro1" svg:font-family="'Source Code Pro'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John Goettsche</meta:initial-creator>
    <meta:creation-date>2020-07-28T01:31:05.613000000</meta:creation-date>
    <dc:date>2020-07-30T02:04:22.939000000</dc:date>
    <dc:creator>John Goettsche</dc:creator>
    <meta:editing-duration>PT6H46M27S</meta:editing-duration>
    <meta:editing-cycles>8</meta:editing-cycles>
    <meta:generator>LibreOffice/6.3.2.2$Windows_X86_64 LibreOffice_project/98b30e735bda24bc04ab42594c85f7fd8be07b9c</meta:generator>
    <meta:document-statistic meta:object-count="4"/>
  </office:meta>
</office:document-meta>
</file>